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273267" calcext:value-type="float">
            <text:p>0.96273267</text:p>
          </table:table-cell>
          <table:table-cell office:value-type="float" office:value="0.00217166" calcext:value-type="float">
            <text:p>0.00217166</text:p>
          </table:table-cell>
          <table:table-cell office:value-type="float" office:value="0.02975528" calcext:value-type="float">
            <text:p>0.02975528</text:p>
          </table:table-cell>
          <table:table-cell office:value-type="float" office:value="0.00534039" calcext:value-type="float">
            <text:p>0.00534039</text:p>
          </table:table-cell>
          <table:table-cell office:value-type="float" office:value="0.00519268" calcext:value-type="float">
            <text:p>0.00519268</text:p>
          </table:table-cell>
          <table:table-cell office:value-type="float" office:value="0.98101446" calcext:value-type="float">
            <text:p>0.98101446</text:p>
          </table:table-cell>
          <table:table-cell office:value-type="float" office:value="0.000000000002888" calcext:value-type="float">
            <text:p>2.89E-12</text:p>
          </table:table-cell>
          <table:table-cell office:value-type="float" office:value="0.01379286" calcext:value-type="float">
            <text:p>0.01379286</text:p>
          </table:table-cell>
          <table:table-cell office:value-type="float" office:value="0.00354824" calcext:value-type="float">
            <text:p>0.00354824</text:p>
          </table:table-cell>
          <table:table-cell office:value-type="float" office:value="0.00000000001871" calcext:value-type="float">
            <text:p>1.87E-11</text:p>
          </table:table-cell>
          <table:table-cell office:value-type="float" office:value="0.97981606" calcext:value-type="float">
            <text:p>0.97981606</text:p>
          </table:table-cell>
          <table:table-cell office:value-type="float" office:value="0.0166357" calcext:value-type="float">
            <text:p>0.0166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5937722" calcext:value-type="float">
            <text:p>0.95937722</text:p>
          </table:table-cell>
          <table:table-cell office:value-type="float" office:value="0.00230043" calcext:value-type="float">
            <text:p>0.00230043</text:p>
          </table:table-cell>
          <table:table-cell office:value-type="float" office:value="0.03214994" calcext:value-type="float">
            <text:p>0.03214994</text:p>
          </table:table-cell>
          <table:table-cell office:value-type="float" office:value="0.00617241" calcext:value-type="float">
            <text:p>0.00617241</text:p>
          </table:table-cell>
          <table:table-cell office:value-type="float" office:value="0.00488029" calcext:value-type="float">
            <text:p>0.00488029</text:p>
          </table:table-cell>
          <table:table-cell office:value-type="float" office:value="0.98008461" calcext:value-type="float">
            <text:p>0.98008461</text:p>
          </table:table-cell>
          <table:table-cell office:value-type="float" office:value="0.000000000002943" calcext:value-type="float">
            <text:p>2.94E-12</text:p>
          </table:table-cell>
          <table:table-cell office:value-type="float" office:value="0.0150351" calcext:value-type="float">
            <text:p>0.0150351</text:p>
          </table:table-cell>
          <table:table-cell office:value-type="float" office:value="0.00326962" calcext:value-type="float">
            <text:p>0.00326962</text:p>
          </table:table-cell>
          <table:table-cell office:value-type="float" office:value="0.00000000001833" calcext:value-type="float">
            <text:p>1.83E-11</text:p>
          </table:table-cell>
          <table:table-cell office:value-type="float" office:value="0.97895075" calcext:value-type="float">
            <text:p>0.97895075</text:p>
          </table:table-cell>
          <table:table-cell office:value-type="float" office:value="0.01777963" calcext:value-type="float">
            <text:p>0.017779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577844" calcext:value-type="float">
            <text:p>0.95577844</text:p>
          </table:table-cell>
          <table:table-cell office:value-type="float" office:value="0.00243377" calcext:value-type="float">
            <text:p>0.00243377</text:p>
          </table:table-cell>
          <table:table-cell office:value-type="float" office:value="0.03465944" calcext:value-type="float">
            <text:p>0.03465944</text:p>
          </table:table-cell>
          <table:table-cell office:value-type="float" office:value="0.00712836" calcext:value-type="float">
            <text:p>0.00712836</text:p>
          </table:table-cell>
          <table:table-cell office:value-type="float" office:value="0.00459061" calcext:value-type="float">
            <text:p>0.00459061</text:p>
          </table:table-cell>
          <table:table-cell office:value-type="float" office:value="0.97901491" calcext:value-type="float">
            <text:p>0.97901491</text:p>
          </table:table-cell>
          <table:table-cell office:value-type="float" office:value="0.000000000002996" calcext:value-type="float">
            <text:p>3.00E-12</text:p>
          </table:table-cell>
          <table:table-cell office:value-type="float" office:value="0.01639448" calcext:value-type="float">
            <text:p>0.01639448</text:p>
          </table:table-cell>
          <table:table-cell office:value-type="float" office:value="0.00301843" calcext:value-type="float">
            <text:p>0.00301843</text:p>
          </table:table-cell>
          <table:table-cell office:value-type="float" office:value="0.00000000001797" calcext:value-type="float">
            <text:p>1.80E-11</text:p>
          </table:table-cell>
          <table:table-cell office:value-type="float" office:value="0.97795441" calcext:value-type="float">
            <text:p>0.97795441</text:p>
          </table:table-cell>
          <table:table-cell office:value-type="float" office:value="0.01902717" calcext:value-type="float">
            <text:p>0.019027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192243" calcext:value-type="float">
            <text:p>0.95192243</text:p>
          </table:table-cell>
          <table:table-cell office:value-type="float" office:value="0.00257153" calcext:value-type="float">
            <text:p>0.00257153</text:p>
          </table:table-cell>
          <table:table-cell office:value-type="float" office:value="0.0372804" calcext:value-type="float">
            <text:p>0.0372804</text:p>
          </table:table-cell>
          <table:table-cell office:value-type="float" office:value="0.00822564" calcext:value-type="float">
            <text:p>0.00822564</text:p>
          </table:table-cell>
          <table:table-cell office:value-type="float" office:value="0.00432176" calcext:value-type="float">
            <text:p>0.00432176</text:p>
          </table:table-cell>
          <table:table-cell office:value-type="float" office:value="0.97779591" calcext:value-type="float">
            <text:p>0.97779591</text:p>
          </table:table-cell>
          <table:table-cell office:value-type="float" office:value="0.000000000003046" calcext:value-type="float">
            <text:p>3.05E-12</text:p>
          </table:table-cell>
          <table:table-cell office:value-type="float" office:value="0.01788233" calcext:value-type="float">
            <text:p>0.01788233</text:p>
          </table:table-cell>
          <table:table-cell office:value-type="float" office:value="0.00279166" calcext:value-type="float">
            <text:p>0.00279166</text:p>
          </table:table-cell>
          <table:table-cell office:value-type="float" office:value="0.00000000001763" calcext:value-type="float">
            <text:p>1.76E-11</text:p>
          </table:table-cell>
          <table:table-cell office:value-type="float" office:value="0.97681956" calcext:value-type="float">
            <text:p>0.97681956</text:p>
          </table:table-cell>
          <table:table-cell office:value-type="float" office:value="0.02038878" calcext:value-type="float">
            <text:p>0.020388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779434" calcext:value-type="float">
            <text:p>0.94779434</text:p>
          </table:table-cell>
          <table:table-cell office:value-type="float" office:value="0.00271357" calcext:value-type="float">
            <text:p>0.00271357</text:p>
          </table:table-cell>
          <table:table-cell office:value-type="float" office:value="0.04000819" calcext:value-type="float">
            <text:p>0.04000819</text:p>
          </table:table-cell>
          <table:table-cell office:value-type="float" office:value="0.00948391" calcext:value-type="float">
            <text:p>0.00948391</text:p>
          </table:table-cell>
          <table:table-cell office:value-type="float" office:value="0.00407204" calcext:value-type="float">
            <text:p>0.00407204</text:p>
          </table:table-cell>
          <table:table-cell office:value-type="float" office:value="0.97641692" calcext:value-type="float">
            <text:p>0.97641692</text:p>
          </table:table-cell>
          <table:table-cell office:value-type="float" office:value="0.000000000003093" calcext:value-type="float">
            <text:p>3.09E-12</text:p>
          </table:table-cell>
          <table:table-cell office:value-type="float" office:value="0.01951104" calcext:value-type="float">
            <text:p>0.01951104</text:p>
          </table:table-cell>
          <table:table-cell office:value-type="float" office:value="0.00258664" calcext:value-type="float">
            <text:p>0.00258664</text:p>
          </table:table-cell>
          <table:table-cell office:value-type="float" office:value="0.00000000001731" calcext:value-type="float">
            <text:p>1.73E-11</text:p>
          </table:table-cell>
          <table:table-cell office:value-type="float" office:value="0.97553724" calcext:value-type="float">
            <text:p>0.97553724</text:p>
          </table:table-cell>
          <table:table-cell office:value-type="float" office:value="0.02187612" calcext:value-type="float">
            <text:p>0.021876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337818" calcext:value-type="float">
            <text:p>0.94337818</text:p>
          </table:table-cell>
          <table:table-cell office:value-type="float" office:value="0.00285966" calcext:value-type="float">
            <text:p>0.00285966</text:p>
          </table:table-cell>
          <table:table-cell office:value-type="float" office:value="0.04283684" calcext:value-type="float">
            <text:p>0.04283684</text:p>
          </table:table-cell>
          <table:table-cell office:value-type="float" office:value="0.01092531" calcext:value-type="float">
            <text:p>0.01092531</text:p>
          </table:table-cell>
          <table:table-cell office:value-type="float" office:value="0.00383989" calcext:value-type="float">
            <text:p>0.00383989</text:p>
          </table:table-cell>
          <table:table-cell office:value-type="float" office:value="0.97486591" calcext:value-type="float">
            <text:p>0.97486591</text:p>
          </table:table-cell>
          <table:table-cell office:value-type="float" office:value="0.000000000003138" calcext:value-type="float">
            <text:p>3.14E-12</text:p>
          </table:table-cell>
          <table:table-cell office:value-type="float" office:value="0.0212942" calcext:value-type="float">
            <text:p>0.0212942</text:p>
          </table:table-cell>
          <table:table-cell office:value-type="float" office:value="0.00240103" calcext:value-type="float">
            <text:p>0.00240103</text:p>
          </table:table-cell>
          <table:table-cell office:value-type="float" office:value="0.00000000001701" calcext:value-type="float">
            <text:p>1.70E-11</text:p>
          </table:table-cell>
          <table:table-cell office:value-type="float" office:value="0.97409691" calcext:value-type="float">
            <text:p>0.97409691</text:p>
          </table:table-cell>
          <table:table-cell office:value-type="float" office:value="0.02350206" calcext:value-type="float">
            <text:p>0.023502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865671" calcext:value-type="float">
            <text:p>0.93865671</text:p>
          </table:table-cell>
          <table:table-cell office:value-type="float" office:value="0.00300958" calcext:value-type="float">
            <text:p>0.00300958</text:p>
          </table:table-cell>
          <table:table-cell office:value-type="float" office:value="0.04575899" calcext:value-type="float">
            <text:p>0.04575899</text:p>
          </table:table-cell>
          <table:table-cell office:value-type="float" office:value="0.01257471" calcext:value-type="float">
            <text:p>0.01257471</text:p>
          </table:table-cell>
          <table:table-cell office:value-type="float" office:value="0.00362388" calcext:value-type="float">
            <text:p>0.00362388</text:p>
          </table:table-cell>
          <table:table-cell office:value-type="float" office:value="0.97312947" calcext:value-type="float">
            <text:p>0.97312947</text:p>
          </table:table-cell>
          <table:table-cell office:value-type="float" office:value="0.000000000003179" calcext:value-type="float">
            <text:p>3.18E-12</text:p>
          </table:table-cell>
          <table:table-cell office:value-type="float" office:value="0.02324665" calcext:value-type="float">
            <text:p>0.02324665</text:p>
          </table:table-cell>
          <table:table-cell office:value-type="float" office:value="0.00223275" calcext:value-type="float">
            <text:p>0.00223275</text:p>
          </table:table-cell>
          <table:table-cell office:value-type="float" office:value="0.00000000001674" calcext:value-type="float">
            <text:p>1.67E-11</text:p>
          </table:table-cell>
          <table:table-cell office:value-type="float" office:value="0.97248633" calcext:value-type="float">
            <text:p>0.97248633</text:p>
          </table:table-cell>
          <table:table-cell office:value-type="float" office:value="0.02528091" calcext:value-type="float">
            <text:p>0.025280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3361118" calcext:value-type="float">
            <text:p>0.93361118</text:p>
          </table:table-cell>
          <table:table-cell office:value-type="float" office:value="0.00316303" calcext:value-type="float">
            <text:p>0.00316303</text:p>
          </table:table-cell>
          <table:table-cell office:value-type="float" office:value="0.04876575" calcext:value-type="float">
            <text:p>0.04876575</text:p>
          </table:table-cell>
          <table:table-cell office:value-type="float" office:value="0.01446005" calcext:value-type="float">
            <text:p>0.01446005</text:p>
          </table:table-cell>
          <table:table-cell office:value-type="float" office:value="0.00342272" calcext:value-type="float">
            <text:p>0.00342272</text:p>
          </table:table-cell>
          <table:table-cell office:value-type="float" office:value="0.97119269" calcext:value-type="float">
            <text:p>0.97119269</text:p>
          </table:table-cell>
          <table:table-cell office:value-type="float" office:value="0.000000000003217" calcext:value-type="float">
            <text:p>3.22E-12</text:p>
          </table:table-cell>
          <table:table-cell office:value-type="float" office:value="0.02538459" calcext:value-type="float">
            <text:p>0.02538459</text:p>
          </table:table-cell>
          <table:table-cell office:value-type="float" office:value="0.00207998" calcext:value-type="float">
            <text:p>0.00207998</text:p>
          </table:table-cell>
          <table:table-cell office:value-type="float" office:value="0.00000000001647" calcext:value-type="float">
            <text:p>1.65E-11</text:p>
          </table:table-cell>
          <table:table-cell office:value-type="float" office:value="0.97069151" calcext:value-type="float">
            <text:p>0.97069151</text:p>
          </table:table-cell>
          <table:table-cell office:value-type="float" office:value="0.02722851" calcext:value-type="float">
            <text:p>0.027228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822114" calcext:value-type="float">
            <text:p>0.92822114</text:p>
          </table:table-cell>
          <table:table-cell office:value-type="float" office:value="0.00331966" calcext:value-type="float">
            <text:p>0.00331966</text:p>
          </table:table-cell>
          <table:table-cell office:value-type="float" office:value="0.05184663" calcext:value-type="float">
            <text:p>0.05184663</text:p>
          </table:table-cell>
          <table:table-cell office:value-type="float" office:value="0.01661257" calcext:value-type="float">
            <text:p>0.01661257</text:p>
          </table:table-cell>
          <table:table-cell office:value-type="float" office:value="0.00323521" calcext:value-type="float">
            <text:p>0.00323521</text:p>
          </table:table-cell>
          <table:table-cell office:value-type="float" office:value="0.96903906" calcext:value-type="float">
            <text:p>0.96903906</text:p>
          </table:table-cell>
          <table:table-cell office:value-type="float" office:value="0.000000000003252" calcext:value-type="float">
            <text:p>3.25E-12</text:p>
          </table:table-cell>
          <table:table-cell office:value-type="float" office:value="0.02772573" calcext:value-type="float">
            <text:p>0.02772573</text:p>
          </table:table-cell>
          <table:table-cell office:value-type="float" office:value="0.00194109" calcext:value-type="float">
            <text:p>0.00194109</text:p>
          </table:table-cell>
          <table:table-cell office:value-type="float" office:value="0.00000000001623" calcext:value-type="float">
            <text:p>1.62E-11</text:p>
          </table:table-cell>
          <table:table-cell office:value-type="float" office:value="0.9686965" calcext:value-type="float">
            <text:p>0.9686965</text:p>
          </table:table-cell>
          <table:table-cell office:value-type="float" office:value="0.02936241" calcext:value-type="float">
            <text:p>0.029362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246425" calcext:value-type="float">
            <text:p>0.92246425</text:p>
          </table:table-cell>
          <table:table-cell office:value-type="float" office:value="0.00347907" calcext:value-type="float">
            <text:p>0.00347907</text:p>
          </table:table-cell>
          <table:table-cell office:value-type="float" office:value="0.05498953" calcext:value-type="float">
            <text:p>0.05498953</text:p>
          </table:table-cell>
          <table:table-cell office:value-type="float" office:value="0.01906715" calcext:value-type="float">
            <text:p>0.01906715</text:p>
          </table:table-cell>
          <table:table-cell office:value-type="float" office:value="0.00306026" calcext:value-type="float">
            <text:p>0.00306026</text:p>
          </table:table-cell>
          <table:table-cell office:value-type="float" office:value="0.96665039" calcext:value-type="float">
            <text:p>0.96665039</text:p>
          </table:table-cell>
          <table:table-cell office:value-type="float" office:value="0.000000000003283" calcext:value-type="float">
            <text:p>3.28E-12</text:p>
          </table:table-cell>
          <table:table-cell office:value-type="float" office:value="0.03028935" calcext:value-type="float">
            <text:p>0.03028935</text:p>
          </table:table-cell>
          <table:table-cell office:value-type="float" office:value="0.00181464" calcext:value-type="float">
            <text:p>0.00181464</text:p>
          </table:table-cell>
          <table:table-cell office:value-type="float" office:value="0.000000000016" calcext:value-type="float">
            <text:p>1.60E-11</text:p>
          </table:table-cell>
          <table:table-cell office:value-type="float" office:value="0.96648328" calcext:value-type="float">
            <text:p>0.96648328</text:p>
          </table:table-cell>
          <table:table-cell office:value-type="float" office:value="0.03170208" calcext:value-type="float">
            <text:p>0.031702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16316" calcext:value-type="float">
            <text:p>0.916316</text:p>
          </table:table-cell>
          <table:table-cell office:value-type="float" office:value="0.00364081" calcext:value-type="float">
            <text:p>0.00364081</text:p>
          </table:table-cell>
          <table:table-cell office:value-type="float" office:value="0.05818061" calcext:value-type="float">
            <text:p>0.05818061</text:p>
          </table:table-cell>
          <table:table-cell office:value-type="float" office:value="0.02186258" calcext:value-type="float">
            <text:p>0.02186258</text:p>
          </table:table-cell>
          <table:table-cell office:value-type="float" office:value="0.00289688" calcext:value-type="float">
            <text:p>0.00289688</text:p>
          </table:table-cell>
          <table:table-cell office:value-type="float" office:value="0.96400669" calcext:value-type="float">
            <text:p>0.96400669</text:p>
          </table:table-cell>
          <table:table-cell office:value-type="float" office:value="0.00000000000331" calcext:value-type="float">
            <text:p>3.31E-12</text:p>
          </table:table-cell>
          <table:table-cell office:value-type="float" office:value="0.03309644" calcext:value-type="float">
            <text:p>0.03309644</text:p>
          </table:table-cell>
          <table:table-cell office:value-type="float" office:value="0.00169936" calcext:value-type="float">
            <text:p>0.00169936</text:p>
          </table:table-cell>
          <table:table-cell office:value-type="float" office:value="0.00000000001578" calcext:value-type="float">
            <text:p>1.58E-11</text:p>
          </table:table-cell>
          <table:table-cell office:value-type="float" office:value="0.9640316" calcext:value-type="float">
            <text:p>0.9640316</text:p>
          </table:table-cell>
          <table:table-cell office:value-type="float" office:value="0.03426904" calcext:value-type="float">
            <text:p>0.034269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974951" calcext:value-type="float">
            <text:p>0.90974951</text:p>
          </table:table-cell>
          <table:table-cell office:value-type="float" office:value="0.00380435" calcext:value-type="float">
            <text:p>0.00380435</text:p>
          </table:table-cell>
          <table:table-cell office:value-type="float" office:value="0.06140426" calcext:value-type="float">
            <text:p>0.06140426</text:p>
          </table:table-cell>
          <table:table-cell office:value-type="float" office:value="0.02504188" calcext:value-type="float">
            <text:p>0.02504188</text:p>
          </table:table-cell>
          <table:table-cell office:value-type="float" office:value="0.00274414" calcext:value-type="float">
            <text:p>0.00274414</text:p>
          </table:table-cell>
          <table:table-cell office:value-type="float" office:value="0.96108607" calcext:value-type="float">
            <text:p>0.96108607</text:p>
          </table:table-cell>
          <table:table-cell office:value-type="float" office:value="0.000000000003333" calcext:value-type="float">
            <text:p>3.33E-12</text:p>
          </table:table-cell>
          <table:table-cell office:value-type="float" office:value="0.0361698" calcext:value-type="float">
            <text:p>0.0361698</text:p>
          </table:table-cell>
          <table:table-cell office:value-type="float" office:value="0.00159411" calcext:value-type="float">
            <text:p>0.00159411</text:p>
          </table:table-cell>
          <table:table-cell office:value-type="float" office:value="0.00000000001558" calcext:value-type="float">
            <text:p>1.56E-11</text:p>
          </table:table-cell>
          <table:table-cell office:value-type="float" office:value="0.96131875" calcext:value-type="float">
            <text:p>0.96131875</text:p>
          </table:table-cell>
          <table:table-cell office:value-type="float" office:value="0.03708715" calcext:value-type="float">
            <text:p>0.037087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273527" calcext:value-type="float">
            <text:p>0.90273527</text:p>
          </table:table-cell>
          <table:table-cell office:value-type="float" office:value="0.00396911" calcext:value-type="float">
            <text:p>0.00396911</text:p>
          </table:table-cell>
          <table:table-cell office:value-type="float" office:value="0.06464305" calcext:value-type="float">
            <text:p>0.06464305</text:p>
          </table:table-cell>
          <table:table-cell office:value-type="float" office:value="0.02865256" calcext:value-type="float">
            <text:p>0.02865256</text:p>
          </table:table-cell>
          <table:table-cell office:value-type="float" office:value="0.0026012" calcext:value-type="float">
            <text:p>0.0026012</text:p>
          </table:table-cell>
          <table:table-cell office:value-type="float" office:value="0.95786465" calcext:value-type="float">
            <text:p>0.95786465</text:p>
          </table:table-cell>
          <table:table-cell office:value-type="float" office:value="0.000000000003352" calcext:value-type="float">
            <text:p>3.35E-12</text:p>
          </table:table-cell>
          <table:table-cell office:value-type="float" office:value="0.03953415" calcext:value-type="float">
            <text:p>0.03953415</text:p>
          </table:table-cell>
          <table:table-cell office:value-type="float" office:value="0.00149787" calcext:value-type="float">
            <text:p>0.00149787</text:p>
          </table:table-cell>
          <table:table-cell office:value-type="float" office:value="0.0000000000154" calcext:value-type="float">
            <text:p>1.54E-11</text:p>
          </table:table-cell>
          <table:table-cell office:value-type="float" office:value="0.95831938" calcext:value-type="float">
            <text:p>0.95831938</text:p>
          </table:table-cell>
          <table:table-cell office:value-type="float" office:value="0.04018274" calcext:value-type="float">
            <text:p>0.040182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524096" calcext:value-type="float">
            <text:p>0.89524096</text:p>
          </table:table-cell>
          <table:table-cell office:value-type="float" office:value="0.00413441" calcext:value-type="float">
            <text:p>0.00413441</text:p>
          </table:table-cell>
          <table:table-cell office:value-type="float" office:value="0.06787773" calcext:value-type="float">
            <text:p>0.06787773</text:p>
          </table:table-cell>
          <table:table-cell office:value-type="float" office:value="0.0327469" calcext:value-type="float">
            <text:p>0.0327469</text:p>
          </table:table-cell>
          <table:table-cell office:value-type="float" office:value="0.0024673" calcext:value-type="float">
            <text:p>0.0024673</text:p>
          </table:table-cell>
          <table:table-cell office:value-type="float" office:value="0.95431646" calcext:value-type="float">
            <text:p>0.95431646</text:p>
          </table:table-cell>
          <table:table-cell office:value-type="float" office:value="0.000000000003366" calcext:value-type="float">
            <text:p>3.37E-12</text:p>
          </table:table-cell>
          <table:table-cell office:value-type="float" office:value="0.04321625" calcext:value-type="float">
            <text:p>0.04321625</text:p>
          </table:table-cell>
          <table:table-cell office:value-type="float" office:value="0.00140976" calcext:value-type="float">
            <text:p>0.00140976</text:p>
          </table:table-cell>
          <table:table-cell office:value-type="float" office:value="0.00000000001522" calcext:value-type="float">
            <text:p>1.52E-11</text:p>
          </table:table-cell>
          <table:table-cell office:value-type="float" office:value="0.95500531" calcext:value-type="float">
            <text:p>0.95500531</text:p>
          </table:table-cell>
          <table:table-cell office:value-type="float" office:value="0.04358493" calcext:value-type="float">
            <text:p>0.043584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723125" calcext:value-type="float">
            <text:p>0.88723125</text:p>
          </table:table-cell>
          <table:table-cell office:value-type="float" office:value="0.0042995" calcext:value-type="float">
            <text:p>0.0042995</text:p>
          </table:table-cell>
          <table:table-cell office:value-type="float" office:value="0.07108717" calcext:value-type="float">
            <text:p>0.07108717</text:p>
          </table:table-cell>
          <table:table-cell office:value-type="float" office:value="0.03738207" calcext:value-type="float">
            <text:p>0.03738207</text:p>
          </table:table-cell>
          <table:table-cell office:value-type="float" office:value="0.00234171" calcext:value-type="float">
            <text:p>0.00234171</text:p>
          </table:table-cell>
          <table:table-cell office:value-type="float" office:value="0.95041334" calcext:value-type="float">
            <text:p>0.95041334</text:p>
          </table:table-cell>
          <table:table-cell office:value-type="float" office:value="0.000000000003376" calcext:value-type="float">
            <text:p>3.38E-12</text:p>
          </table:table-cell>
          <table:table-cell office:value-type="float" office:value="0.04724495" calcext:value-type="float">
            <text:p>0.04724495</text:p>
          </table:table-cell>
          <table:table-cell office:value-type="float" office:value="0.00132896" calcext:value-type="float">
            <text:p>0.00132896</text:p>
          </table:table-cell>
          <table:table-cell office:value-type="float" office:value="0.00000000001506" calcext:value-type="float">
            <text:p>1.51E-11</text:p>
          </table:table-cell>
          <table:table-cell office:value-type="float" office:value="0.95134524" calcext:value-type="float">
            <text:p>0.95134524</text:p>
          </table:table-cell>
          <table:table-cell office:value-type="float" office:value="0.0473258" calcext:value-type="float">
            <text:p>0.04732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866771" calcext:value-type="float">
            <text:p>0.87866771</text:p>
          </table:table-cell>
          <table:table-cell office:value-type="float" office:value="0.00446356" calcext:value-type="float">
            <text:p>0.00446356</text:p>
          </table:table-cell>
          <table:table-cell office:value-type="float" office:value="0.07424842" calcext:value-type="float">
            <text:p>0.07424842</text:p>
          </table:table-cell>
          <table:table-cell office:value-type="float" office:value="0.04262031" calcext:value-type="float">
            <text:p>0.04262031</text:p>
          </table:table-cell>
          <table:table-cell office:value-type="float" office:value="0.00222379" calcext:value-type="float">
            <text:p>0.00222379</text:p>
          </table:table-cell>
          <table:table-cell office:value-type="float" office:value="0.94612488" calcext:value-type="float">
            <text:p>0.94612488</text:p>
          </table:table-cell>
          <table:table-cell office:value-type="float" office:value="0.000000000003381" calcext:value-type="float">
            <text:p>3.38E-12</text:p>
          </table:table-cell>
          <table:table-cell office:value-type="float" office:value="0.05165133" calcext:value-type="float">
            <text:p>0.05165133</text:p>
          </table:table-cell>
          <table:table-cell office:value-type="float" office:value="0.00125474" calcext:value-type="float">
            <text:p>0.00125474</text:p>
          </table:table-cell>
          <table:table-cell office:value-type="float" office:value="0.0000000000149" calcext:value-type="float">
            <text:p>1.49E-11</text:p>
          </table:table-cell>
          <table:table-cell office:value-type="float" office:value="0.94730458" calcext:value-type="float">
            <text:p>0.94730458</text:p>
          </table:table-cell>
          <table:table-cell office:value-type="float" office:value="0.05144068" calcext:value-type="float">
            <text:p>0.051440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950873" calcext:value-type="float">
            <text:p>0.86950873</text:p>
          </table:table-cell>
          <table:table-cell office:value-type="float" office:value="0.00462565" calcext:value-type="float">
            <text:p>0.00462565</text:p>
          </table:table-cell>
          <table:table-cell office:value-type="float" office:value="0.07733672" calcext:value-type="float">
            <text:p>0.07733672</text:p>
          </table:table-cell>
          <table:table-cell office:value-type="float" office:value="0.04852889" calcext:value-type="float">
            <text:p>0.04852889</text:p>
          </table:table-cell>
          <table:table-cell office:value-type="float" office:value="0.00211293" calcext:value-type="float">
            <text:p>0.00211293</text:p>
          </table:table-cell>
          <table:table-cell office:value-type="float" office:value="0.94141838" calcext:value-type="float">
            <text:p>0.94141838</text:p>
          </table:table-cell>
          <table:table-cell office:value-type="float" office:value="0.000000000003382" calcext:value-type="float">
            <text:p>3.38E-12</text:p>
          </table:table-cell>
          <table:table-cell office:value-type="float" office:value="0.05646869" calcext:value-type="float">
            <text:p>0.05646869</text:p>
          </table:table-cell>
          <table:table-cell office:value-type="float" office:value="0.00118647" calcext:value-type="float">
            <text:p>0.00118647</text:p>
          </table:table-cell>
          <table:table-cell office:value-type="float" office:value="0.00000000001476" calcext:value-type="float">
            <text:p>1.48E-11</text:p>
          </table:table-cell>
          <table:table-cell office:value-type="float" office:value="0.94284516" calcext:value-type="float">
            <text:p>0.94284516</text:p>
          </table:table-cell>
          <table:table-cell office:value-type="float" office:value="0.05596837" calcext:value-type="float">
            <text:p>0.05596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5970962" calcext:value-type="float">
            <text:p>0.85970962</text:p>
          </table:table-cell>
          <table:table-cell office:value-type="float" office:value="0.00478477" calcext:value-type="float">
            <text:p>0.00478477</text:p>
          </table:table-cell>
          <table:table-cell office:value-type="float" office:value="0.0803256" calcext:value-type="float">
            <text:p>0.0803256</text:p>
          </table:table-cell>
          <table:table-cell office:value-type="float" office:value="0.05518001" calcext:value-type="float">
            <text:p>0.05518001</text:p>
          </table:table-cell>
          <table:table-cell office:value-type="float" office:value="0.00200858" calcext:value-type="float">
            <text:p>0.00200858</text:p>
          </table:table-cell>
          <table:table-cell office:value-type="float" office:value="0.93625878" calcext:value-type="float">
            <text:p>0.93625878</text:p>
          </table:table-cell>
          <table:table-cell office:value-type="float" office:value="0.000000000003377" calcext:value-type="float">
            <text:p>3.38E-12</text:p>
          </table:table-cell>
          <table:table-cell office:value-type="float" office:value="0.06173264" calcext:value-type="float">
            <text:p>0.06173264</text:p>
          </table:table-cell>
          <table:table-cell office:value-type="float" office:value="0.00112355" calcext:value-type="float">
            <text:p>0.00112355</text:p>
          </table:table-cell>
          <table:table-cell office:value-type="float" office:value="0.00000000001462" calcext:value-type="float">
            <text:p>1.46E-11</text:p>
          </table:table-cell>
          <table:table-cell office:value-type="float" office:value="0.93792506" calcext:value-type="float">
            <text:p>0.93792506</text:p>
          </table:table-cell>
          <table:table-cell office:value-type="float" office:value="0.06095139" calcext:value-type="float">
            <text:p>0.060951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922277" calcext:value-type="float">
            <text:p>0.84922277</text:p>
          </table:table-cell>
          <table:table-cell office:value-type="float" office:value="0.00493978" calcext:value-type="float">
            <text:p>0.00493978</text:p>
          </table:table-cell>
          <table:table-cell office:value-type="float" office:value="0.08318698" calcext:value-type="float">
            <text:p>0.08318698</text:p>
          </table:table-cell>
          <table:table-cell office:value-type="float" office:value="0.06265047" calcext:value-type="float">
            <text:p>0.06265047</text:p>
          </table:table-cell>
          <table:table-cell office:value-type="float" office:value="0.00191022" calcext:value-type="float">
            <text:p>0.00191022</text:p>
          </table:table-cell>
          <table:table-cell office:value-type="float" office:value="0.93060872" calcext:value-type="float">
            <text:p>0.93060872</text:p>
          </table:table-cell>
          <table:table-cell office:value-type="float" office:value="0.000000000003367" calcext:value-type="float">
            <text:p>3.37E-12</text:p>
          </table:table-cell>
          <table:table-cell office:value-type="float" office:value="0.06748105" calcext:value-type="float">
            <text:p>0.06748105</text:p>
          </table:table-cell>
          <table:table-cell office:value-type="float" office:value="0.00106547" calcext:value-type="float">
            <text:p>0.00106547</text:p>
          </table:table-cell>
          <table:table-cell office:value-type="float" office:value="0.00000000001449" calcext:value-type="float">
            <text:p>1.45E-11</text:p>
          </table:table-cell>
          <table:table-cell office:value-type="float" office:value="0.93249834" calcext:value-type="float">
            <text:p>0.93249834</text:p>
          </table:table-cell>
          <table:table-cell office:value-type="float" office:value="0.06643619" calcext:value-type="float">
            <text:p>0.066436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799806" calcext:value-type="float">
            <text:p>0.83799806</text:p>
          </table:table-cell>
          <table:table-cell office:value-type="float" office:value="0.00508948" calcext:value-type="float">
            <text:p>0.00508948</text:p>
          </table:table-cell>
          <table:table-cell office:value-type="float" office:value="0.08589134" calcext:value-type="float">
            <text:p>0.08589134</text:p>
          </table:table-cell>
          <table:table-cell office:value-type="float" office:value="0.07102112" calcext:value-type="float">
            <text:p>0.07102112</text:p>
          </table:table-cell>
          <table:table-cell office:value-type="float" office:value="0.00181738" calcext:value-type="float">
            <text:p>0.00181738</text:p>
          </table:table-cell>
          <table:table-cell office:value-type="float" office:value="0.92442859" calcext:value-type="float">
            <text:p>0.92442859</text:p>
          </table:table-cell>
          <table:table-cell office:value-type="float" office:value="0.000000000003352" calcext:value-type="float">
            <text:p>3.35E-12</text:p>
          </table:table-cell>
          <table:table-cell office:value-type="float" office:value="0.07375403" calcext:value-type="float">
            <text:p>0.07375403</text:p>
          </table:table-cell>
          <table:table-cell office:value-type="float" office:value="0.00101175" calcext:value-type="float">
            <text:p>0.00101175</text:p>
          </table:table-cell>
          <table:table-cell office:value-type="float" office:value="0.00000000001436" calcext:value-type="float">
            <text:p>1.44E-11</text:p>
          </table:table-cell>
          <table:table-cell office:value-type="float" office:value="0.92651492" calcext:value-type="float">
            <text:p>0.92651492</text:p>
          </table:table-cell>
          <table:table-cell office:value-type="float" office:value="0.07247333" calcext:value-type="float">
            <text:p>0.07247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598341" calcext:value-type="float">
            <text:p>0.82598341</text:p>
          </table:table-cell>
          <table:table-cell office:value-type="float" office:value="0.00523254" calcext:value-type="float">
            <text:p>0.00523254</text:p>
          </table:table-cell>
          <table:table-cell office:value-type="float" office:value="0.08840798" calcext:value-type="float">
            <text:p>0.08840798</text:p>
          </table:table-cell>
          <table:table-cell office:value-type="float" office:value="0.08037606" calcext:value-type="float">
            <text:p>0.08037606</text:p>
          </table:table-cell>
          <table:table-cell office:value-type="float" office:value="0.00172962" calcext:value-type="float">
            <text:p>0.00172962</text:p>
          </table:table-cell>
          <table:table-cell office:value-type="float" office:value="0.91767658" calcext:value-type="float">
            <text:p>0.91767658</text:p>
          </table:table-cell>
          <table:table-cell office:value-type="float" office:value="0.000000000003331" calcext:value-type="float">
            <text:p>3.33E-12</text:p>
          </table:table-cell>
          <table:table-cell office:value-type="float" office:value="0.0805938" calcext:value-type="float">
            <text:p>0.0805938</text:p>
          </table:table-cell>
          <table:table-cell office:value-type="float" office:value="0.00096196" calcext:value-type="float">
            <text:p>0.00096196</text:p>
          </table:table-cell>
          <table:table-cell office:value-type="float" office:value="0.00000000001425" calcext:value-type="float">
            <text:p>1.43E-11</text:p>
          </table:table-cell>
          <table:table-cell office:value-type="float" office:value="0.91992042" calcext:value-type="float">
            <text:p>0.91992042</text:p>
          </table:table-cell>
          <table:table-cell office:value-type="float" office:value="0.07911762" calcext:value-type="float">
            <text:p>0.079117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1312562" calcext:value-type="float">
            <text:p>0.81312562</text:p>
          </table:table-cell>
          <table:table-cell office:value-type="float" office:value="0.00536757" calcext:value-type="float">
            <text:p>0.00536757</text:p>
          </table:table-cell>
          <table:table-cell office:value-type="float" office:value="0.0907053" calcext:value-type="float">
            <text:p>0.0907053</text:p>
          </table:table-cell>
          <table:table-cell office:value-type="float" office:value="0.09080151" calcext:value-type="float">
            <text:p>0.09080151</text:p>
          </table:table-cell>
          <table:table-cell office:value-type="float" office:value="0.00164654" calcext:value-type="float">
            <text:p>0.00164654</text:p>
          </table:table-cell>
          <table:table-cell office:value-type="float" office:value="0.91030896" calcext:value-type="float">
            <text:p>0.91030896</text:p>
          </table:table-cell>
          <table:table-cell office:value-type="float" office:value="0.000000000003305" calcext:value-type="float">
            <text:p>3.31E-12</text:p>
          </table:table-cell>
          <table:table-cell office:value-type="float" office:value="0.0880445" calcext:value-type="float">
            <text:p>0.0880445</text:p>
          </table:table-cell>
          <table:table-cell office:value-type="float" office:value="0.00091571" calcext:value-type="float">
            <text:p>0.00091571</text:p>
          </table:table-cell>
          <table:table-cell office:value-type="float" office:value="0.00000000001413" calcext:value-type="float">
            <text:p>1.41E-11</text:p>
          </table:table-cell>
          <table:table-cell office:value-type="float" office:value="0.91265613" calcext:value-type="float">
            <text:p>0.91265613</text:p>
          </table:table-cell>
          <table:table-cell office:value-type="float" office:value="0.08642815" calcext:value-type="float">
            <text:p>0.08642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9937145" calcext:value-type="float">
            <text:p>0.79937145</text:p>
          </table:table-cell>
          <table:table-cell office:value-type="float" office:value="0.00549306" calcext:value-type="float">
            <text:p>0.00549306</text:p>
          </table:table-cell>
          <table:table-cell office:value-type="float" office:value="0.09275123" calcext:value-type="float">
            <text:p>0.09275123</text:p>
          </table:table-cell>
          <table:table-cell office:value-type="float" office:value="0.10238425" calcext:value-type="float">
            <text:p>0.10238425</text:p>
          </table:table-cell>
          <table:table-cell office:value-type="float" office:value="0.00156776" calcext:value-type="float">
            <text:p>0.00156776</text:p>
          </table:table-cell>
          <table:table-cell office:value-type="float" office:value="0.90228027" calcext:value-type="float">
            <text:p>0.90228027</text:p>
          </table:table-cell>
          <table:table-cell office:value-type="float" office:value="0.000000000003273" calcext:value-type="float">
            <text:p>3.27E-12</text:p>
          </table:table-cell>
          <table:table-cell office:value-type="float" office:value="0.09615197" calcext:value-type="float">
            <text:p>0.09615197</text:p>
          </table:table-cell>
          <table:table-cell office:value-type="float" office:value="0.00087265" calcext:value-type="float">
            <text:p>0.00087265</text:p>
          </table:table-cell>
          <table:table-cell office:value-type="float" office:value="0.00000000001402" calcext:value-type="float">
            <text:p>1.40E-11</text:p>
          </table:table-cell>
          <table:table-cell office:value-type="float" office:value="0.90465905" calcext:value-type="float">
            <text:p>0.90465905</text:p>
          </table:table-cell>
          <table:table-cell office:value-type="float" office:value="0.0944683" calcext:value-type="float">
            <text:p>0.09446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8466909" calcext:value-type="float">
            <text:p>0.78466909</text:p>
          </table:table-cell>
          <table:table-cell office:value-type="float" office:value="0.00560745" calcext:value-type="float">
            <text:p>0.00560745</text:p>
          </table:table-cell>
          <table:table-cell office:value-type="float" office:value="0.0945137" calcext:value-type="float">
            <text:p>0.0945137</text:p>
          </table:table-cell>
          <table:table-cell office:value-type="float" office:value="0.11520977" calcext:value-type="float">
            <text:p>0.11520977</text:p>
          </table:table-cell>
          <table:table-cell office:value-type="float" office:value="0.00149293" calcext:value-type="float">
            <text:p>0.00149293</text:p>
          </table:table-cell>
          <table:table-cell office:value-type="float" office:value="0.8935437" calcext:value-type="float">
            <text:p>0.8935437</text:p>
          </table:table-cell>
          <table:table-cell office:value-type="float" office:value="0.000000000003236" calcext:value-type="float">
            <text:p>3.24E-12</text:p>
          </table:table-cell>
          <table:table-cell office:value-type="float" office:value="0.10496336" calcext:value-type="float">
            <text:p>0.10496336</text:p>
          </table:table-cell>
          <table:table-cell office:value-type="float" office:value="0.00083245" calcext:value-type="float">
            <text:p>0.00083245</text:p>
          </table:table-cell>
          <table:table-cell office:value-type="float" office:value="0.00000000001391" calcext:value-type="float">
            <text:p>1.39E-11</text:p>
          </table:table-cell>
          <table:table-cell office:value-type="float" office:value="0.89586206" calcext:value-type="float">
            <text:p>0.89586206</text:p>
          </table:table-cell>
          <table:table-cell office:value-type="float" office:value="0.10330548" calcext:value-type="float">
            <text:p>0.103305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6896985" calcext:value-type="float">
            <text:p>0.76896985</text:p>
          </table:table-cell>
          <table:table-cell office:value-type="float" office:value="0.00570911" calcext:value-type="float">
            <text:p>0.00570911</text:p>
          </table:table-cell>
          <table:table-cell office:value-type="float" office:value="0.09596123" calcext:value-type="float">
            <text:p>0.09596123</text:p>
          </table:table-cell>
          <table:table-cell office:value-type="float" office:value="0.12935982" calcext:value-type="float">
            <text:p>0.12935982</text:p>
          </table:table-cell>
          <table:table-cell office:value-type="float" office:value="0.00142174" calcext:value-type="float">
            <text:p>0.00142174</text:p>
          </table:table-cell>
          <table:table-cell office:value-type="float" office:value="0.88405158" calcext:value-type="float">
            <text:p>0.88405158</text:p>
          </table:table-cell>
          <table:table-cell office:value-type="float" office:value="0.000000000003193" calcext:value-type="float">
            <text:p>3.19E-12</text:p>
          </table:table-cell>
          <table:table-cell office:value-type="float" office:value="0.11452667" calcext:value-type="float">
            <text:p>0.11452667</text:p>
          </table:table-cell>
          <table:table-cell office:value-type="float" office:value="0.00079482" calcext:value-type="float">
            <text:p>0.00079482</text:p>
          </table:table-cell>
          <table:table-cell office:value-type="float" office:value="0.0000000000138" calcext:value-type="float">
            <text:p>1.38E-11</text:p>
          </table:table-cell>
          <table:table-cell office:value-type="float" office:value="0.8861943" calcext:value-type="float">
            <text:p>0.8861943</text:p>
          </table:table-cell>
          <table:table-cell office:value-type="float" office:value="0.11301088" calcext:value-type="float">
            <text:p>0.11301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223029" calcext:value-type="float">
            <text:p>0.75223029</text:p>
          </table:table-cell>
          <table:table-cell office:value-type="float" office:value="0.00579638" calcext:value-type="float">
            <text:p>0.00579638</text:p>
          </table:table-cell>
          <table:table-cell office:value-type="float" office:value="0.09706367" calcext:value-type="float">
            <text:p>0.09706367</text:p>
          </table:table-cell>
          <table:table-cell office:value-type="float" office:value="0.14490966" calcext:value-type="float">
            <text:p>0.14490966</text:p>
          </table:table-cell>
          <table:table-cell office:value-type="float" office:value="0.0013539" calcext:value-type="float">
            <text:p>0.0013539</text:p>
          </table:table-cell>
          <table:table-cell office:value-type="float" office:value="0.87375595" calcext:value-type="float">
            <text:p>0.87375595</text:p>
          </table:table-cell>
          <table:table-cell office:value-type="float" office:value="0.000000000003144" calcext:value-type="float">
            <text:p>3.14E-12</text:p>
          </table:table-cell>
          <table:table-cell office:value-type="float" office:value="0.12489015" calcext:value-type="float">
            <text:p>0.12489015</text:p>
          </table:table-cell>
          <table:table-cell office:value-type="float" office:value="0.00075948" calcext:value-type="float">
            <text:p>0.00075948</text:p>
          </table:table-cell>
          <table:table-cell office:value-type="float" office:value="0.00000000001368" calcext:value-type="float">
            <text:p>1.37E-11</text:p>
          </table:table-cell>
          <table:table-cell office:value-type="float" office:value="0.87558172" calcext:value-type="float">
            <text:p>0.87558172</text:p>
          </table:table-cell>
          <table:table-cell office:value-type="float" office:value="0.12365879" calcext:value-type="float">
            <text:p>0.123658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44146" calcext:value-type="float">
            <text:p>0.7344146</text:p>
          </table:table-cell>
          <table:table-cell office:value-type="float" office:value="0.00586763" calcext:value-type="float">
            <text:p>0.00586763</text:p>
          </table:table-cell>
          <table:table-cell office:value-type="float" office:value="0.09779298" calcext:value-type="float">
            <text:p>0.09779298</text:p>
          </table:table-cell>
          <table:table-cell office:value-type="float" office:value="0.16192479" calcext:value-type="float">
            <text:p>0.16192479</text:p>
          </table:table-cell>
          <table:table-cell office:value-type="float" office:value="0.00128913" calcext:value-type="float">
            <text:p>0.00128913</text:p>
          </table:table-cell>
          <table:table-cell office:value-type="float" office:value="0.86260933" calcext:value-type="float">
            <text:p>0.86260933</text:p>
          </table:table-cell>
          <table:table-cell office:value-type="float" office:value="0.000000000003089" calcext:value-type="float">
            <text:p>3.09E-12</text:p>
          </table:table-cell>
          <table:table-cell office:value-type="float" office:value="0.13610154" calcext:value-type="float">
            <text:p>0.13610154</text:p>
          </table:table-cell>
          <table:table-cell office:value-type="float" office:value="0.00072619" calcext:value-type="float">
            <text:p>0.00072619</text:p>
          </table:table-cell>
          <table:table-cell office:value-type="float" office:value="0.00000000001356" calcext:value-type="float">
            <text:p>1.36E-11</text:p>
          </table:table-cell>
          <table:table-cell office:value-type="float" office:value="0.86394792" calcext:value-type="float">
            <text:p>0.86394792</text:p>
          </table:table-cell>
          <table:table-cell office:value-type="float" office:value="0.13532589" calcext:value-type="float">
            <text:p>0.13532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549724" calcext:value-type="float">
            <text:p>0.71549724</text:p>
          </table:table-cell>
          <table:table-cell office:value-type="float" office:value="0.00592122" calcext:value-type="float">
            <text:p>0.00592122</text:p>
          </table:table-cell>
          <table:table-cell office:value-type="float" office:value="0.09812417" calcext:value-type="float">
            <text:p>0.09812417</text:p>
          </table:table-cell>
          <table:table-cell office:value-type="float" office:value="0.18045738" calcext:value-type="float">
            <text:p>0.18045738</text:p>
          </table:table-cell>
          <table:table-cell office:value-type="float" office:value="0.00122718" calcext:value-type="float">
            <text:p>0.00122718</text:p>
          </table:table-cell>
          <table:table-cell office:value-type="float" office:value="0.85056557" calcext:value-type="float">
            <text:p>0.85056557</text:p>
          </table:table-cell>
          <table:table-cell office:value-type="float" office:value="0.000000000003028" calcext:value-type="float">
            <text:p>3.03E-12</text:p>
          </table:table-cell>
          <table:table-cell office:value-type="float" office:value="0.14820725" calcext:value-type="float">
            <text:p>0.14820725</text:p>
          </table:table-cell>
          <table:table-cell office:value-type="float" office:value="0.0006947" calcext:value-type="float">
            <text:p>0.0006947</text:p>
          </table:table-cell>
          <table:table-cell office:value-type="float" office:value="0.00000000001344" calcext:value-type="float">
            <text:p>1.34E-11</text:p>
          </table:table-cell>
          <table:table-cell office:value-type="float" office:value="0.8512153" calcext:value-type="float">
            <text:p>0.8512153</text:p>
          </table:table-cell>
          <table:table-cell office:value-type="float" office:value="0.14809" calcext:value-type="float">
            <text:p>0.148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546576" calcext:value-type="float">
            <text:p>0.69546576</text:p>
          </table:table-cell>
          <table:table-cell office:value-type="float" office:value="0.00595563" calcext:value-type="float">
            <text:p>0.00595563</text:p>
          </table:table-cell>
          <table:table-cell office:value-type="float" office:value="0.09803622" calcext:value-type="float">
            <text:p>0.09803622</text:p>
          </table:table-cell>
          <table:table-cell office:value-type="float" office:value="0.20054239" calcext:value-type="float">
            <text:p>0.20054239</text:p>
          </table:table-cell>
          <table:table-cell office:value-type="float" office:value="0.00116782" calcext:value-type="float">
            <text:p>0.00116782</text:p>
          </table:table-cell>
          <table:table-cell office:value-type="float" office:value="0.83758094" calcext:value-type="float">
            <text:p>0.83758094</text:p>
          </table:table-cell>
          <table:table-cell office:value-type="float" office:value="0.000000000002962" calcext:value-type="float">
            <text:p>2.96E-12</text:p>
          </table:table-cell>
          <table:table-cell office:value-type="float" office:value="0.16125124" calcext:value-type="float">
            <text:p>0.16125124</text:p>
          </table:table-cell>
          <table:table-cell office:value-type="float" office:value="0.00066481" calcext:value-type="float">
            <text:p>0.00066481</text:p>
          </table:table-cell>
          <table:table-cell office:value-type="float" office:value="0.00000000001331" calcext:value-type="float">
            <text:p>1.33E-11</text:p>
          </table:table-cell>
          <table:table-cell office:value-type="float" office:value="0.83730655" calcext:value-type="float">
            <text:p>0.83730655</text:p>
          </table:table-cell>
          <table:table-cell office:value-type="float" office:value="0.16202864" calcext:value-type="float">
            <text:p>0.162028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43237" calcext:value-type="float">
            <text:p>0.6743237</text:p>
          </table:table-cell>
          <table:table-cell office:value-type="float" office:value="0.00596948" calcext:value-type="float">
            <text:p>0.00596948</text:p>
          </table:table-cell>
          <table:table-cell office:value-type="float" office:value="0.09751314" calcext:value-type="float">
            <text:p>0.09751314</text:p>
          </table:table-cell>
          <table:table-cell office:value-type="float" office:value="0.22219368" calcext:value-type="float">
            <text:p>0.22219368</text:p>
          </table:table-cell>
          <table:table-cell office:value-type="float" office:value="0.00111086" calcext:value-type="float">
            <text:p>0.00111086</text:p>
          </table:table-cell>
          <table:table-cell office:value-type="float" office:value="0.82361527" calcext:value-type="float">
            <text:p>0.82361527</text:p>
          </table:table-cell>
          <table:table-cell office:value-type="float" office:value="0.000000000002891" calcext:value-type="float">
            <text:p>2.89E-12</text:p>
          </table:table-cell>
          <table:table-cell office:value-type="float" office:value="0.17527388" calcext:value-type="float">
            <text:p>0.17527388</text:p>
          </table:table-cell>
          <table:table-cell office:value-type="float" office:value="0.00063633" calcext:value-type="float">
            <text:p>0.00063633</text:p>
          </table:table-cell>
          <table:table-cell office:value-type="float" office:value="0.00000000001317" calcext:value-type="float">
            <text:p>1.32E-11</text:p>
          </table:table-cell>
          <table:table-cell office:value-type="float" office:value="0.82214661" calcext:value-type="float">
            <text:p>0.82214661</text:p>
          </table:table-cell>
          <table:table-cell office:value-type="float" office:value="0.17721706" calcext:value-type="float">
            <text:p>0.177217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209328" calcext:value-type="float">
            <text:p>0.65209328</text:p>
          </table:table-cell>
          <table:table-cell office:value-type="float" office:value="0.00596158" calcext:value-type="float">
            <text:p>0.00596158</text:p>
          </table:table-cell>
          <table:table-cell office:value-type="float" office:value="0.09654492" calcext:value-type="float">
            <text:p>0.09654492</text:p>
          </table:table-cell>
          <table:table-cell office:value-type="float" office:value="0.24540022" calcext:value-type="float">
            <text:p>0.24540022</text:p>
          </table:table-cell>
          <table:table-cell office:value-type="float" office:value="0.00105609" calcext:value-type="float">
            <text:p>0.00105609</text:p>
          </table:table-cell>
          <table:table-cell office:value-type="float" office:value="0.80863336" calcext:value-type="float">
            <text:p>0.80863336</text:p>
          </table:table-cell>
          <table:table-cell office:value-type="float" office:value="0.000000000002814" calcext:value-type="float">
            <text:p>2.81E-12</text:p>
          </table:table-cell>
          <table:table-cell office:value-type="float" office:value="0.19031055" calcext:value-type="float">
            <text:p>0.19031055</text:p>
          </table:table-cell>
          <table:table-cell office:value-type="float" office:value="0.00060906" calcext:value-type="float">
            <text:p>0.00060906</text:p>
          </table:table-cell>
          <table:table-cell office:value-type="float" office:value="0.00000000001302" calcext:value-type="float">
            <text:p>1.30E-11</text:p>
          </table:table-cell>
          <table:table-cell office:value-type="float" office:value="0.80566503" calcext:value-type="float">
            <text:p>0.80566503</text:p>
          </table:table-cell>
          <table:table-cell office:value-type="float" office:value="0.19372591" calcext:value-type="float">
            <text:p>0.193725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881779" calcext:value-type="float">
            <text:p>0.62881779</text:p>
          </table:table-cell>
          <table:table-cell office:value-type="float" office:value="0.00593099" calcext:value-type="float">
            <text:p>0.00593099</text:p>
          </table:table-cell>
          <table:table-cell office:value-type="float" office:value="0.09512851" calcext:value-type="float">
            <text:p>0.09512851</text:p>
          </table:table-cell>
          <table:table-cell office:value-type="float" office:value="0.27012271" calcext:value-type="float">
            <text:p>0.27012271</text:p>
          </table:table-cell>
          <table:table-cell office:value-type="float" office:value="0.00100336" calcext:value-type="float">
            <text:p>0.00100336</text:p>
          </table:table-cell>
          <table:table-cell office:value-type="float" office:value="0.79260643" calcext:value-type="float">
            <text:p>0.79260643</text:p>
          </table:table-cell>
          <table:table-cell office:value-type="float" office:value="0.000000000002731" calcext:value-type="float">
            <text:p>2.73E-12</text:p>
          </table:table-cell>
          <table:table-cell office:value-type="float" office:value="0.20639021" calcext:value-type="float">
            <text:p>0.20639021</text:p>
          </table:table-cell>
          <table:table-cell office:value-type="float" office:value="0.00058285" calcext:value-type="float">
            <text:p>0.00058285</text:p>
          </table:table-cell>
          <table:table-cell office:value-type="float" office:value="0.00000000001285" calcext:value-type="float">
            <text:p>1.29E-11</text:p>
          </table:table-cell>
          <table:table-cell office:value-type="float" office:value="0.78779877" calcext:value-type="float">
            <text:p>0.78779877</text:p>
          </table:table-cell>
          <table:table-cell office:value-type="float" office:value="0.21161838" calcext:value-type="float">
            <text:p>0.211618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456348" calcext:value-type="float">
            <text:p>0.60456348</text:p>
          </table:table-cell>
          <table:table-cell office:value-type="float" office:value="0.00587709" calcext:value-type="float">
            <text:p>0.00587709</text:p>
          </table:table-cell>
          <table:table-cell office:value-type="float" office:value="0.09326851" calcext:value-type="float">
            <text:p>0.09326851</text:p>
          </table:table-cell>
          <table:table-cell office:value-type="float" office:value="0.29629092" calcext:value-type="float">
            <text:p>0.29629092</text:p>
          </table:table-cell>
          <table:table-cell office:value-type="float" office:value="0.00095251" calcext:value-type="float">
            <text:p>0.00095251</text:p>
          </table:table-cell>
          <table:table-cell office:value-type="float" office:value="0.77551371" calcext:value-type="float">
            <text:p>0.77551371</text:p>
          </table:table-cell>
          <table:table-cell office:value-type="float" office:value="0.000000000002644" calcext:value-type="float">
            <text:p>2.64E-12</text:p>
          </table:table-cell>
          <table:table-cell office:value-type="float" office:value="0.22353378" calcext:value-type="float">
            <text:p>0.22353378</text:p>
          </table:table-cell>
          <table:table-cell office:value-type="float" office:value="0.00055754" calcext:value-type="float">
            <text:p>0.00055754</text:p>
          </table:table-cell>
          <table:table-cell office:value-type="float" office:value="0.00000000001267" calcext:value-type="float">
            <text:p>1.27E-11</text:p>
          </table:table-cell>
          <table:table-cell office:value-type="float" office:value="0.76849547" calcext:value-type="float">
            <text:p>0.76849547</text:p>
          </table:table-cell>
          <table:table-cell office:value-type="float" office:value="0.23094699" calcext:value-type="float">
            <text:p>0.230946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942054" calcext:value-type="float">
            <text:p>0.57942054</text:p>
          </table:table-cell>
          <table:table-cell office:value-type="float" office:value="0.00579962" calcext:value-type="float">
            <text:p>0.00579962</text:p>
          </table:table-cell>
          <table:table-cell office:value-type="float" office:value="0.09097779" calcext:value-type="float">
            <text:p>0.09097779</text:p>
          </table:table-cell>
          <table:table-cell office:value-type="float" office:value="0.32380205" calcext:value-type="float">
            <text:p>0.32380205</text:p>
          </table:table-cell>
          <table:table-cell office:value-type="float" office:value="0.00090342" calcext:value-type="float">
            <text:p>0.00090342</text:p>
          </table:table-cell>
          <table:table-cell office:value-type="float" office:value="0.75734408" calcext:value-type="float">
            <text:p>0.75734408</text:p>
          </table:table-cell>
          <table:table-cell office:value-type="float" office:value="0.000000000002553" calcext:value-type="float">
            <text:p>2.55E-12</text:p>
          </table:table-cell>
          <table:table-cell office:value-type="float" office:value="0.2417525" calcext:value-type="float">
            <text:p>0.2417525</text:p>
          </table:table-cell>
          <table:table-cell office:value-type="float" office:value="0.00053299" calcext:value-type="float">
            <text:p>0.00053299</text:p>
          </table:table-cell>
          <table:table-cell office:value-type="float" office:value="0.00000000001247" calcext:value-type="float">
            <text:p>1.25E-11</text:p>
          </table:table-cell>
          <table:table-cell office:value-type="float" office:value="0.74771716" calcext:value-type="float">
            <text:p>0.74771716</text:p>
          </table:table-cell>
          <table:table-cell office:value-type="float" office:value="0.25174985" calcext:value-type="float">
            <text:p>0.251749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5350318" calcext:value-type="float">
            <text:p>0.55350318</text:p>
          </table:table-cell>
          <table:table-cell office:value-type="float" office:value="0.00569873" calcext:value-type="float">
            <text:p>0.00569873</text:p>
          </table:table-cell>
          <table:table-cell office:value-type="float" office:value="0.08827773" calcext:value-type="float">
            <text:p>0.08827773</text:p>
          </table:table-cell>
          <table:table-cell office:value-type="float" office:value="0.35252035" calcext:value-type="float">
            <text:p>0.35252035</text:p>
          </table:table-cell>
          <table:table-cell office:value-type="float" office:value="0.00085597" calcext:value-type="float">
            <text:p>0.00085597</text:p>
          </table:table-cell>
          <table:table-cell office:value-type="float" office:value="0.73809772" calcext:value-type="float">
            <text:p>0.73809772</text:p>
          </table:table-cell>
          <table:table-cell office:value-type="float" office:value="0.000000000002457" calcext:value-type="float">
            <text:p>2.46E-12</text:p>
          </table:table-cell>
          <table:table-cell office:value-type="float" office:value="0.26104631" calcext:value-type="float">
            <text:p>0.26104631</text:p>
          </table:table-cell>
          <table:table-cell office:value-type="float" office:value="0.0005091" calcext:value-type="float">
            <text:p>0.0005091</text:p>
          </table:table-cell>
          <table:table-cell office:value-type="float" office:value="0.00000000001225" calcext:value-type="float">
            <text:p>1.23E-11</text:p>
          </table:table-cell>
          <table:table-cell office:value-type="float" office:value="0.72544413" calcext:value-type="float">
            <text:p>0.72544413</text:p>
          </table:table-cell>
          <table:table-cell office:value-type="float" office:value="0.27404677" calcext:value-type="float">
            <text:p>0.27404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694851" calcext:value-type="float">
            <text:p>0.52694851</text:p>
          </table:table-cell>
          <table:table-cell office:value-type="float" office:value="0.00557502" calcext:value-type="float">
            <text:p>0.00557502</text:p>
          </table:table-cell>
          <table:table-cell office:value-type="float" office:value="0.08519809" calcext:value-type="float">
            <text:p>0.08519809</text:p>
          </table:table-cell>
          <table:table-cell office:value-type="float" office:value="0.38227838" calcext:value-type="float">
            <text:p>0.38227838</text:p>
          </table:table-cell>
          <table:table-cell office:value-type="float" office:value="0.00081007" calcext:value-type="float">
            <text:p>0.00081007</text:p>
          </table:table-cell>
          <table:table-cell office:value-type="float" office:value="0.7177877" calcext:value-type="float">
            <text:p>0.7177877</text:p>
          </table:table-cell>
          <table:table-cell office:value-type="float" office:value="0.000000000002357" calcext:value-type="float">
            <text:p>2.36E-12</text:p>
          </table:table-cell>
          <table:table-cell office:value-type="float" office:value="0.28140223" calcext:value-type="float">
            <text:p>0.28140223</text:p>
          </table:table-cell>
          <table:table-cell office:value-type="float" office:value="0.00048574" calcext:value-type="float">
            <text:p>0.00048574</text:p>
          </table:table-cell>
          <table:table-cell office:value-type="float" office:value="0.00000000001201" calcext:value-type="float">
            <text:p>1.20E-11</text:p>
          </table:table-cell>
          <table:table-cell office:value-type="float" office:value="0.70167904" calcext:value-type="float">
            <text:p>0.70167904</text:p>
          </table:table-cell>
          <table:table-cell office:value-type="float" office:value="0.29783522" calcext:value-type="float">
            <text:p>0.297835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991418" calcext:value-type="float">
            <text:p>0.49991418</text:p>
          </table:table-cell>
          <table:table-cell office:value-type="float" office:value="0.00542951" calcext:value-type="float">
            <text:p>0.00542951</text:p>
          </table:table-cell>
          <table:table-cell office:value-type="float" office:value="0.08177657" calcext:value-type="float">
            <text:p>0.08177657</text:p>
          </table:table-cell>
          <table:table-cell office:value-type="float" office:value="0.41287975" calcext:value-type="float">
            <text:p>0.41287975</text:p>
          </table:table-cell>
          <table:table-cell office:value-type="float" office:value="0.00076564" calcext:value-type="float">
            <text:p>0.00076564</text:p>
          </table:table-cell>
          <table:table-cell office:value-type="float" office:value="0.69644138" calcext:value-type="float">
            <text:p>0.69644138</text:p>
          </table:table-cell>
          <table:table-cell office:value-type="float" office:value="0.000000000002254" calcext:value-type="float">
            <text:p>2.25E-12</text:p>
          </table:table-cell>
          <table:table-cell office:value-type="float" office:value="0.30279298" calcext:value-type="float">
            <text:p>0.30279298</text:p>
          </table:table-cell>
          <table:table-cell office:value-type="float" office:value="0.00046284" calcext:value-type="float">
            <text:p>0.00046284</text:p>
          </table:table-cell>
          <table:table-cell office:value-type="float" office:value="0.00000000001175" calcext:value-type="float">
            <text:p>1.18E-11</text:p>
          </table:table-cell>
          <table:table-cell office:value-type="float" office:value="0.67645082" calcext:value-type="float">
            <text:p>0.67645082</text:p>
          </table:table-cell>
          <table:table-cell office:value-type="float" office:value="0.32308634" calcext:value-type="float">
            <text:p>0.323086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7257477" calcext:value-type="float">
            <text:p>0.47257477</text:p>
          </table:table-cell>
          <table:table-cell office:value-type="float" office:value="0.00526368" calcext:value-type="float">
            <text:p>0.00526368</text:p>
          </table:table-cell>
          <table:table-cell office:value-type="float" office:value="0.0780579" calcext:value-type="float">
            <text:p>0.0780579</text:p>
          </table:table-cell>
          <table:table-cell office:value-type="float" office:value="0.44410365" calcext:value-type="float">
            <text:p>0.44410365</text:p>
          </table:table-cell>
          <table:table-cell office:value-type="float" office:value="0.00072262" calcext:value-type="float">
            <text:p>0.00072262</text:p>
          </table:table-cell>
          <table:table-cell office:value-type="float" office:value="0.6741016" calcext:value-type="float">
            <text:p>0.6741016</text:p>
          </table:table-cell>
          <table:table-cell office:value-type="float" office:value="0.000000000002148" calcext:value-type="float">
            <text:p>2.15E-12</text:p>
          </table:table-cell>
          <table:table-cell office:value-type="float" office:value="0.32517578" calcext:value-type="float">
            <text:p>0.32517578</text:p>
          </table:table-cell>
          <table:table-cell office:value-type="float" office:value="0.00044032" calcext:value-type="float">
            <text:p>0.00044032</text:p>
          </table:table-cell>
          <table:table-cell office:value-type="float" office:value="0.00000000001147" calcext:value-type="float">
            <text:p>1.15E-11</text:p>
          </table:table-cell>
          <table:table-cell office:value-type="float" office:value="0.64981826" calcext:value-type="float">
            <text:p>0.64981826</text:p>
          </table:table-cell>
          <table:table-cell office:value-type="float" office:value="0.34974142" calcext:value-type="float">
            <text:p>0.34974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4511721" calcext:value-type="float">
            <text:p>0.44511721</text:p>
          </table:table-cell>
          <table:table-cell office:value-type="float" office:value="0.00507943" calcext:value-type="float">
            <text:p>0.00507943</text:p>
          </table:table-cell>
          <table:table-cell office:value-type="float" office:value="0.07409258" calcext:value-type="float">
            <text:p>0.07409258</text:p>
          </table:table-cell>
          <table:table-cell office:value-type="float" office:value="0.47571078" calcext:value-type="float">
            <text:p>0.47571078</text:p>
          </table:table-cell>
          <table:table-cell office:value-type="float" office:value="0.00068097" calcext:value-type="float">
            <text:p>0.00068097</text:p>
          </table:table-cell>
          <table:table-cell office:value-type="float" office:value="0.6508275" calcext:value-type="float">
            <text:p>0.6508275</text:p>
          </table:table-cell>
          <table:table-cell office:value-type="float" office:value="0.00000000000204" calcext:value-type="float">
            <text:p>2.04E-12</text:p>
          </table:table-cell>
          <table:table-cell office:value-type="float" office:value="0.34849152" calcext:value-type="float">
            <text:p>0.34849152</text:p>
          </table:table-cell>
          <table:table-cell office:value-type="float" office:value="0.00041815" calcext:value-type="float">
            <text:p>0.00041815</text:p>
          </table:table-cell>
          <table:table-cell office:value-type="float" office:value="0.00000000001115" calcext:value-type="float">
            <text:p>1.12E-11</text:p>
          </table:table-cell>
          <table:table-cell office:value-type="float" office:value="0.62187275" calcext:value-type="float">
            <text:p>0.62187275</text:p>
          </table:table-cell>
          <table:table-cell office:value-type="float" office:value="0.37770911" calcext:value-type="float">
            <text:p>0.377709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1773525" calcext:value-type="float">
            <text:p>0.41773525</text:p>
          </table:table-cell>
          <table:table-cell office:value-type="float" office:value="0.00487899" calcext:value-type="float">
            <text:p>0.00487899</text:p>
          </table:table-cell>
          <table:table-cell office:value-type="float" office:value="0.06993533" calcext:value-type="float">
            <text:p>0.06993533</text:p>
          </table:table-cell>
          <table:table-cell office:value-type="float" office:value="0.50745043" calcext:value-type="float">
            <text:p>0.50745043</text:p>
          </table:table-cell>
          <table:table-cell office:value-type="float" office:value="0.00064066" calcext:value-type="float">
            <text:p>0.00064066</text:p>
          </table:table-cell>
          <table:table-cell office:value-type="float" office:value="0.62669495" calcext:value-type="float">
            <text:p>0.62669495</text:p>
          </table:table-cell>
          <table:table-cell office:value-type="float" office:value="0.00000000000193" calcext:value-type="float">
            <text:p>1.93E-12</text:p>
          </table:table-cell>
          <table:table-cell office:value-type="float" office:value="0.37266438" calcext:value-type="float">
            <text:p>0.37266438</text:p>
          </table:table-cell>
          <table:table-cell office:value-type="float" office:value="0.00039627" calcext:value-type="float">
            <text:p>0.00039627</text:p>
          </table:table-cell>
          <table:table-cell office:value-type="float" office:value="0.00000000001082" calcext:value-type="float">
            <text:p>1.08E-11</text:p>
          </table:table-cell>
          <table:table-cell office:value-type="float" office:value="0.59274003" calcext:value-type="float">
            <text:p>0.59274003</text:p>
          </table:table-cell>
          <table:table-cell office:value-type="float" office:value="0.4068637" calcext:value-type="float">
            <text:p>0.40686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062348" calcext:value-type="float">
            <text:p>0.39062348</text:p>
          </table:table-cell>
          <table:table-cell office:value-type="float" office:value="0.0046649" calcext:value-type="float">
            <text:p>0.0046649</text:p>
          </table:table-cell>
          <table:table-cell office:value-type="float" office:value="0.06564325" calcext:value-type="float">
            <text:p>0.06564325</text:p>
          </table:table-cell>
          <table:table-cell office:value-type="float" office:value="0.53906836" calcext:value-type="float">
            <text:p>0.53906836</text:p>
          </table:table-cell>
          <table:table-cell office:value-type="float" office:value="0.00060168" calcext:value-type="float">
            <text:p>0.00060168</text:p>
          </table:table-cell>
          <table:table-cell office:value-type="float" office:value="0.60179636" calcext:value-type="float">
            <text:p>0.60179636</text:p>
          </table:table-cell>
          <table:table-cell office:value-type="float" office:value="0.000000000001819" calcext:value-type="float">
            <text:p>1.82E-12</text:p>
          </table:table-cell>
          <table:table-cell office:value-type="float" office:value="0.39760195" calcext:value-type="float">
            <text:p>0.39760195</text:p>
          </table:table-cell>
          <table:table-cell office:value-type="float" office:value="0.0003747" calcext:value-type="float">
            <text:p>0.0003747</text:p>
          </table:table-cell>
          <table:table-cell office:value-type="float" office:value="0.00000000001046" calcext:value-type="float">
            <text:p>1.05E-11</text:p>
          </table:table-cell>
          <table:table-cell office:value-type="float" office:value="0.56258042" calcext:value-type="float">
            <text:p>0.56258042</text:p>
          </table:table-cell>
          <table:table-cell office:value-type="float" office:value="0.43704488" calcext:value-type="float">
            <text:p>0.43704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397125" calcext:value-type="float">
            <text:p>0.36397125</text:p>
          </table:table-cell>
          <table:table-cell office:value-type="float" office:value="0.00443991" calcext:value-type="float">
            <text:p>0.00443991</text:p>
          </table:table-cell>
          <table:table-cell office:value-type="float" office:value="0.061274" calcext:value-type="float">
            <text:p>0.061274</text:p>
          </table:table-cell>
          <table:table-cell office:value-type="float" office:value="0.57031484" calcext:value-type="float">
            <text:p>0.57031484</text:p>
          </table:table-cell>
          <table:table-cell office:value-type="float" office:value="0.00056403" calcext:value-type="float">
            <text:p>0.00056403</text:p>
          </table:table-cell>
          <table:table-cell office:value-type="float" office:value="0.57624002" calcext:value-type="float">
            <text:p>0.57624002</text:p>
          </table:table-cell>
          <table:table-cell office:value-type="float" office:value="0.000000000001709" calcext:value-type="float">
            <text:p>1.71E-12</text:p>
          </table:table-cell>
          <table:table-cell office:value-type="float" office:value="0.42319595" calcext:value-type="float">
            <text:p>0.42319595</text:p>
          </table:table-cell>
          <table:table-cell office:value-type="float" office:value="0.00035342" calcext:value-type="float">
            <text:p>0.00035342</text:p>
          </table:table-cell>
          <table:table-cell office:value-type="float" office:value="0.00000000001008" calcext:value-type="float">
            <text:p>1.01E-11</text:p>
          </table:table-cell>
          <table:table-cell office:value-type="float" office:value="0.53158737" calcext:value-type="float">
            <text:p>0.53158737</text:p>
          </table:table-cell>
          <table:table-cell office:value-type="float" office:value="0.46805921" calcext:value-type="float">
            <text:p>0.468059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795687" calcext:value-type="float">
            <text:p>0.33795687</text:p>
          </table:table-cell>
          <table:table-cell office:value-type="float" office:value="0.00420687" calcext:value-type="float">
            <text:p>0.00420687</text:p>
          </table:table-cell>
          <table:table-cell office:value-type="float" office:value="0.05688384" calcext:value-type="float">
            <text:p>0.05688384</text:p>
          </table:table-cell>
          <table:table-cell office:value-type="float" office:value="0.60095241" calcext:value-type="float">
            <text:p>0.60095241</text:p>
          </table:table-cell>
          <table:table-cell office:value-type="float" office:value="0.0005277" calcext:value-type="float">
            <text:p>0.0005277</text:p>
          </table:table-cell>
          <table:table-cell office:value-type="float" office:value="0.55014872" calcext:value-type="float">
            <text:p>0.55014872</text:p>
          </table:table-cell>
          <table:table-cell office:value-type="float" office:value="0.000000000001598" calcext:value-type="float">
            <text:p>1.60E-12</text:p>
          </table:table-cell>
          <table:table-cell office:value-type="float" office:value="0.44932359" calcext:value-type="float">
            <text:p>0.44932359</text:p>
          </table:table-cell>
          <table:table-cell office:value-type="float" office:value="0.00033247" calcext:value-type="float">
            <text:p>0.00033247</text:p>
          </table:table-cell>
          <table:table-cell office:value-type="float" office:value="0.000000000009675" calcext:value-type="float">
            <text:p>9.68E-12</text:p>
          </table:table-cell>
          <table:table-cell office:value-type="float" office:value="0.49998406" calcext:value-type="float">
            <text:p>0.49998406</text:p>
          </table:table-cell>
          <table:table-cell office:value-type="float" office:value="0.49968347" calcext:value-type="float">
            <text:p>0.499683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1274255" calcext:value-type="float">
            <text:p>0.31274255</text:p>
          </table:table-cell>
          <table:table-cell office:value-type="float" office:value="0.00396864" calcext:value-type="float">
            <text:p>0.00396864</text:p>
          </table:table-cell>
          <table:table-cell office:value-type="float" office:value="0.05252599" calcext:value-type="float">
            <text:p>0.05252599</text:p>
          </table:table-cell>
          <table:table-cell office:value-type="float" office:value="0.63076282" calcext:value-type="float">
            <text:p>0.63076282</text:p>
          </table:table-cell>
          <table:table-cell office:value-type="float" office:value="0.00049271" calcext:value-type="float">
            <text:p>0.00049271</text:p>
          </table:table-cell>
          <table:table-cell office:value-type="float" office:value="0.5236578" calcext:value-type="float">
            <text:p>0.5236578</text:p>
          </table:table-cell>
          <table:table-cell office:value-type="float" office:value="0.000000000001489" calcext:value-type="float">
            <text:p>1.49E-12</text:p>
          </table:table-cell>
          <table:table-cell office:value-type="float" office:value="0.47584948" calcext:value-type="float">
            <text:p>0.47584948</text:p>
          </table:table-cell>
          <table:table-cell office:value-type="float" office:value="0.00031189" calcext:value-type="float">
            <text:p>0.00031189</text:p>
          </table:table-cell>
          <table:table-cell office:value-type="float" office:value="0.000000000009252" calcext:value-type="float">
            <text:p>9.25E-12</text:p>
          </table:table-cell>
          <table:table-cell office:value-type="float" office:value="0.46801811" calcext:value-type="float">
            <text:p>0.46801811</text:p>
          </table:table-cell>
          <table:table-cell office:value-type="float" office:value="0.53167" calcext:value-type="float">
            <text:p>0.531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884702" calcext:value-type="float">
            <text:p>0.2884702</text:p>
          </table:table-cell>
          <table:table-cell office:value-type="float" office:value="0.00372804" calcext:value-type="float">
            <text:p>0.00372804</text:p>
          </table:table-cell>
          <table:table-cell office:value-type="float" office:value="0.04824908" calcext:value-type="float">
            <text:p>0.04824908</text:p>
          </table:table-cell>
          <table:table-cell office:value-type="float" office:value="0.65955268" calcext:value-type="float">
            <text:p>0.65955268</text:p>
          </table:table-cell>
          <table:table-cell office:value-type="float" office:value="0.0004591" calcext:value-type="float">
            <text:p>0.0004591</text:p>
          </table:table-cell>
          <table:table-cell office:value-type="float" office:value="0.49691266" calcext:value-type="float">
            <text:p>0.49691266</text:p>
          </table:table-cell>
          <table:table-cell office:value-type="float" office:value="0.000000000001382" calcext:value-type="float">
            <text:p>1.38E-12</text:p>
          </table:table-cell>
          <table:table-cell office:value-type="float" office:value="0.50262824" calcext:value-type="float">
            <text:p>0.50262824</text:p>
          </table:table-cell>
          <table:table-cell office:value-type="float" office:value="0.00029173" calcext:value-type="float">
            <text:p>0.00029173</text:p>
          </table:table-cell>
          <table:table-cell office:value-type="float" office:value="0.000000000008814" calcext:value-type="float">
            <text:p>8.81E-12</text:p>
          </table:table-cell>
          <table:table-cell office:value-type="float" office:value="0.43595458" calcext:value-type="float">
            <text:p>0.43595458</text:p>
          </table:table-cell>
          <table:table-cell office:value-type="float" office:value="0.56375369" calcext:value-type="float">
            <text:p>0.563753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6525855" calcext:value-type="float">
            <text:p>0.26525855</text:p>
          </table:table-cell>
          <table:table-cell office:value-type="float" office:value="0.00348771" calcext:value-type="float">
            <text:p>0.00348771</text:p>
          </table:table-cell>
          <table:table-cell office:value-type="float" office:value="0.04409601" calcext:value-type="float">
            <text:p>0.04409601</text:p>
          </table:table-cell>
          <table:table-cell office:value-type="float" office:value="0.68715773" calcext:value-type="float">
            <text:p>0.68715773</text:p>
          </table:table-cell>
          <table:table-cell office:value-type="float" office:value="0.00042686" calcext:value-type="float">
            <text:p>0.00042686</text:p>
          </table:table-cell>
          <table:table-cell office:value-type="float" office:value="0.4700657" calcext:value-type="float">
            <text:p>0.4700657</text:p>
          </table:table-cell>
          <table:table-cell office:value-type="float" office:value="0.000000000001277" calcext:value-type="float">
            <text:p>1.28E-12</text:p>
          </table:table-cell>
          <table:table-cell office:value-type="float" office:value="0.52950744" calcext:value-type="float">
            <text:p>0.52950744</text:p>
          </table:table-cell>
          <table:table-cell office:value-type="float" office:value="0.00027205" calcext:value-type="float">
            <text:p>0.00027205</text:p>
          </table:table-cell>
          <table:table-cell office:value-type="float" office:value="0.000000000008362" calcext:value-type="float">
            <text:p>8.36E-12</text:p>
          </table:table-cell>
          <table:table-cell office:value-type="float" office:value="0.40406753" calcext:value-type="float">
            <text:p>0.40406753</text:p>
          </table:table-cell>
          <table:table-cell office:value-type="float" office:value="0.59566042" calcext:value-type="float">
            <text:p>0.595660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4320138" calcext:value-type="float">
            <text:p>0.24320138</text:p>
          </table:table-cell>
          <table:table-cell office:value-type="float" office:value="0.0032501" calcext:value-type="float">
            <text:p>0.0032501</text:p>
          </table:table-cell>
          <table:table-cell office:value-type="float" office:value="0.0401032" calcext:value-type="float">
            <text:p>0.0401032</text:p>
          </table:table-cell>
          <table:table-cell office:value-type="float" office:value="0.71344533" calcext:value-type="float">
            <text:p>0.71344533</text:p>
          </table:table-cell>
          <table:table-cell office:value-type="float" office:value="0.00039604" calcext:value-type="float">
            <text:p>0.00039604</text:p>
          </table:table-cell>
          <table:table-cell office:value-type="float" office:value="0.44327293" calcext:value-type="float">
            <text:p>0.44327293</text:p>
          </table:table-cell>
          <table:table-cell office:value-type="float" office:value="0.000000000001175" calcext:value-type="float">
            <text:p>1.18E-12</text:p>
          </table:table-cell>
          <table:table-cell office:value-type="float" office:value="0.55633102" calcext:value-type="float">
            <text:p>0.55633102</text:p>
          </table:table-cell>
          <table:table-cell office:value-type="float" office:value="0.00025293" calcext:value-type="float">
            <text:p>0.00025293</text:p>
          </table:table-cell>
          <table:table-cell office:value-type="float" office:value="0.000000000007902" calcext:value-type="float">
            <text:p>7.90E-12</text:p>
          </table:table-cell>
          <table:table-cell office:value-type="float" office:value="0.37263076" calcext:value-type="float">
            <text:p>0.37263076</text:p>
          </table:table-cell>
          <table:table-cell office:value-type="float" office:value="0.62711632" calcext:value-type="float">
            <text:p>0.627116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59:15.342000000</dc:date>
    <meta:editing-duration>PT25M53S</meta:editing-duration>
    <meta:editing-cycles>9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